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)" office:value-type="float" office:value="80000">
            <text:p>8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)" office:value-type="float" office:value="35200">
            <text:p>35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44800">
            <text:p>448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5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-2100">
            <text:p>-210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47500">
            <text:p>47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4-03">
            <text:p>04/03/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table:number-columns-repeated="3"/>
          <table:table-cell table:style-name="ce2" table:formula="of:=SUM([.B34:.F34])" office:value-type="float" office:value="14700">
            <text:p>14700</text:p>
          </table:table-cell>
          <table:table-cell table:formula="of:=SUM([.B53:.F53])" office:value-type="float" office:value="761.111111111111">
            <text:p>761.1111111111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/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C53:.F53])" office:value-type="float" office:value="333.333333333333">
            <text:p>333.333333333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3"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3];[.D53];[.E53])" office:value-type="float" office:value="427.777777777778">
            <text:p>427.777777777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761.111111111111">
            <text:p>761.111111111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761.111111111111">
            <text:p>761.1111111111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761.111111111111">
            <text:p>761.111111111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761.111111111111">
            <text:p>761.111111111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2" office:value-type="float" office:value="0">
            <text:p>0</text:p>
          </table:table-cell>
          <table:table-cell table:formula="of:=[.E34]/21" office:value-type="float" office:value="0">
            <text:p>0</text:p>
          </table:table-cell>
          <table:table-cell table:formula="of:=[.F34]/19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:.F53])" office:value-type="float" office:value="333.333333333333">
            <text:p>333.333333333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D53])" office:value-type="float" office:value="761.111111111111">
            <text:p>761.111111111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761.111111111111">
            <text:p>761.111111111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3:.F53])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1])" office:value-type="float" office:value="14700">
            <text:p>147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3/15/2016</text:date>, <text:time>19:2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5T19:23:41</dc:date>
    <meta:editing-duration>P5DT11H44M54S</meta:editing-duration>
    <meta:editing-cycles>2052</meta:editing-cycles>
    <meta:generator>OpenOffice/4.1.1$Unix OpenOffice.org_project/411m6$Build-9775</meta:generator>
    <dc:creator>Hasmik Dabaghyan</dc:creator>
    <meta:document-statistic meta:table-count="12" meta:cell-count="4961" meta:object-count="0"/>
  </office:meta>
</office:document-meta>
</file>